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92f" officeooo:paragraph-rsid="001c292f"/>
    </style:style>
    <style:style style:name="T1" style:family="text">
      <style:text-properties officeooo:rsid="001db5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ale Wartezei<text:span text:style-name="T1">t</text:span></text:p>
      <text:p text:style-name="P1">Maximale Gesamtfahrzeit</text:p>
      <text:p text:style-name="P1">es bleibt keiner ewig im Taxi sitzen</text:p>
      <text:p text:style-name="P1">mehr passagiere als sitze → alle kommen los</text:p>
      <text:p text:style-name="P1">spawn verschiedene Situationen erzeugen</text:p>
      <text:p text:style-name="P1">anmeldezeiten variieren</text:p>
      <text:p text:style-name="P1">beweisen dass alle das erste Taxi nehmen, das als erstes kommt</text:p>
      <text:p text:style-name="P1">beweisen dass keiner im Taxi ste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9:10:22.923065626</meta:creation-date>
    <dc:date>2019-10-22T11:15:56.729913781</dc:date>
    <meta:editing-duration>PT45M3S</meta:editing-duration>
    <meta:editing-cycles>1</meta:editing-cycles>
    <meta:document-statistic meta:table-count="0" meta:image-count="0" meta:object-count="0" meta:page-count="1" meta:paragraph-count="8" meta:word-count="42" meta:character-count="278" meta:non-whitespace-character-count="244"/>
    <meta:generator>LibreOffice/6.0.7.3$Linux_X86_64 LibreOffice_project/00m0$Build-3</meta:generator>
  </office:meta>
</office:document-meta>
</file>